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9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style:font-name="times new roman" fo:font-size="9.75pt"/>
    </style:style>
    <style:style style:name="T3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Word Capitalization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Capitalization is writing a word with its first letter as a capital letter. Your task is to capitalize the given word.</text:p>
        <text:p text:style-name="P5">Note, that during capitalization all the letters except the first one remains unchanged.</text:p>
        <text:p text:style-name="P7">Input</text:p>
        <text:p text:style-name="P5">A single line contains a non-empty word. This word consists of lowercase and uppercase English letters. The length of the word will not exceed <text:span text:style-name="T1">10</text:span><text:span text:style-name="T2">3</text:span>.</text:p>
        <text:p text:style-name="P7">Output</text:p>
        <text:p text:style-name="P5">Output the given word after capitalization.</text:p>
        <text:p text:style-name="P6">Examples</text:p>
        <text:p text:style-name="P8">input</text:p>
        <text:section text:style-name="Sect1" text:name="id0046211242372925776">
          <text:p text:style-name="P9">Copy</text:p>
        </text:section>
        <text:p text:style-name="P1"><text:bookmark text:name="id0025882982809726296"/>ApPLe</text:p>
        <text:p text:style-name="P8">output</text:p>
        <text:section text:style-name="Sect1" text:name="id0037179593151404267">
          <text:p text:style-name="P9">Copy</text:p>
        </text:section>
        <text:p text:style-name="P1"><text:bookmark text:name="id004773446685813709"/>ApPLe</text:p>
        <text:p text:style-name="P8">input</text:p>
        <text:section text:style-name="Sect1" text:name="id0018701964646625102">
          <text:p text:style-name="P9">Copy</text:p>
        </text:section>
        <text:p text:style-name="P1"><text:bookmark text:name="id009391298096008642"/>konjac</text:p>
        <text:p text:style-name="P8">output</text:p>
        <text:section text:style-name="Sect1" text:name="id005812247258781211">
          <text:p text:style-name="P9">Copy</text:p>
        </text:section>
        <text:p text:style-name="P1"><text:bookmark text:name="id008497494487147279"/>Konjac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15:33:33.383531500</dc:date>
    <meta:editing-duration>PT9S</meta:editing-duration>
    <meta:editing-cycles>1</meta:editing-cycles>
    <meta:document-statistic meta:table-count="0" meta:image-count="0" meta:object-count="0" meta:page-count="1" meta:paragraph-count="29" meta:word-count="101" meta:character-count="600" meta:non-whitespace-character-count="526"/>
  </office:meta>
</office:document-meta>
</file>